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1970" officeooo:paragraph-rsid="00191970"/>
    </style:style>
    <style:style style:name="P2" style:family="paragraph" style:parent-style-name="Standard">
      <style:paragraph-properties fo:text-align="center" style:justify-single-word="false"/>
      <style:text-properties fo:font-size="18pt" officeooo:rsid="00191970" officeooo:paragraph-rsid="00191970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OM Lab Assignment 8</text:p>
      <text:p text:style-name="P1">Name: Vatsal Bhuva</text:p>
      <text:p text:style-name="P1">Roll Number: IIT2022004</text:p>
      <text:p text:style-name="P1">Section: A</text:p>
      <text:p text:style-name="P1"/>
      <text:p text:style-name="P1"/>
      <text:p text:style-name="P1">Q1)</text:p>
      <text:p text:style-name="P1"><text:s text:c="8"/>Animal a = new Animal();</text:p>
      <text:p text:style-name="P1"><text:s text:c="8"/>Animal herbi = new herbivores();</text:p>
      <text:p text:style-name="P1"><text:s text:c="8"/>Animal omni = new omnivores();</text:p>
      <text:p text:style-name="P1"><text:s text:c="8"/>Animal carni = new carnivores();</text:p>
      <text:p text:style-name="P1"/>
      <text:p text:style-name="P1"><text:s text:c="8"/>a.eat();</text:p>
      <text:p text:style-name="P1"><text:s text:c="8"/>herbi.eat();</text:p>
      <text:p text:style-name="P1"><text:s text:c="8"/>omni.eat();</text:p>
      <text:p text:style-name="P1"><text:s text:c="8"/>carni.eat();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06:41:39.987243528</meta:creation-date>
    <dc:date>2023-10-10T08:13:47.323101878</dc:date>
    <meta:editing-duration>PT1H32M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37" meta:character-count="299" meta:non-whitespace-character-count="211"/>
  </office:meta>
</office:document-meta>
</file>